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</text:p>
      <text:p text:style-name="P2">ID:</text:p>
      <text:p text:style-name="Standard">Name:</text:p>
      <text:p text:style-name="Standard">PW:</text:p>
      <text:p text:style-name="Standard">Salt:</text:p>
      <text:p text:style-name="Standard">Access:</text:p>
      <text:p text:style-name="Standard">Email:</text:p>
      <text:p text:style-name="Standard"/>
      <text:p text:style-name="P1">Objects</text:p>
      <text:p text:style-name="Standard">ID:</text:p>
      <text:p text:style-name="Standard"><text:span text:style-name="T1">Type:</text:span></text:p>
      <text:p text:style-name="Standard">Sum:</text:p>
      <text:p text:style-name="Standard">Instorage:</text:p>
      <text:p text:style-name="Standard">Condition:</text:p>
      <text:p text:style-name="Standard">Assembly:</text:p>
      <text:p text:style-name="P3">Picture:</text:p>
      <text:p text:style-name="Standard">Discription:</text:p>
      <text:p text:style-name="P3">Location:</text:p>
      <text:p text:style-name="Standard"><text:bookmark-start text:name="__DdeLink__1_692370907"/>Lastchange:<text:bookmark-end text:name="__DdeLink__1_692370907"/></text:p>
      <text:p text:style-name="P3">Changeby:</text:p>
      <text:p text:style-name="Standard"/>
      <text:p text:style-name="P1">Locations</text:p>
      <text:p text:style-name="Standard">Name:</text:p>
      <text:p text:style-name="Standard">City:</text:p>
      <text:p text:style-name="Standard">Adress:</text:p>
      <text:p text:style-name="Standard">Postal:</text:p>
      <text:p text:style-name="Standard">Lastchange:</text:p>
      <text:p text:style-name="Standard">Changeby:</text:p>
      <text:p text:style-name="Standard"/>
      <text:p text:style-name="P1">Conditions</text:p>
      <text:p text:style-name="P2">Name:</text:p>
      <text:p text:style-name="P2">Value:</text:p>
      <text:p text:style-name="P2">Discription:</text:p>
      <text:p text:style-name="P2"/>
      <text:p text:style-name="P1">Dementions</text:p>
      <text:p text:style-name="P2">Name:</text:p>
      <text:p text:style-name="P2">Discription:</text:p>
      <text:p text:style-name="P2"/>
      <text:p text:style-name="P1">Types</text:p>
      <text:p text:style-name="P2">Name</text:p>
      <text:p text:style-name="P2"/>
      <text:p text:style-name="P1">Pictures</text:p>
      <text:p text:style-name="P2">ID</text:p>
      <text:p text:style-name="P4">Object:</text:p>
      <text:p text:style-name="P5">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09:16:46.80</meta:creation-date>
    <dc:date>2014-11-17T17:26:09.74</dc:date>
    <meta:editing-duration>PT8H9M23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39" meta:word-count="39" meta:character-count="274"/>
  </office:meta>
</office:document-meta>
</file>